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378e" officeooo:paragraph-rsid="0017378e"/>
    </style:style>
    <style:style style:name="P2" style:family="paragraph" style:parent-style-name="Standard">
      <style:paragraph-properties fo:text-align="center" style:justify-single-word="false"/>
      <style:text-properties officeooo:rsid="0017378e" officeooo:paragraph-rsid="0017378e"/>
    </style:style>
    <style:style style:name="P3" style:family="paragraph" style:parent-style-name="Standard" style:list-style-name="L1">
      <style:text-properties officeooo:paragraph-rsid="0017e114"/>
    </style:style>
    <style:style style:name="P4" style:family="paragraph" style:parent-style-name="Standard" style:list-style-name="L1">
      <style:text-properties officeooo:rsid="0018744c" officeooo:paragraph-rsid="0018744c"/>
    </style:style>
    <style:style style:name="P5" style:family="paragraph" style:parent-style-name="Standard" style:list-style-name="L1">
      <style:text-properties officeooo:rsid="00195ad7" officeooo:paragraph-rsid="00195ad7"/>
    </style:style>
    <style:style style:name="P6" style:family="paragraph" style:parent-style-name="Standard" style:list-style-name="L1">
      <style:text-properties officeooo:rsid="001a5d7e" officeooo:paragraph-rsid="001a5d7e"/>
    </style:style>
    <style:style style:name="P7" style:family="paragraph" style:parent-style-name="Standard" style:list-style-name="L1">
      <style:text-properties officeooo:rsid="001b00a9" officeooo:paragraph-rsid="001b00a9"/>
    </style:style>
    <style:style style:name="P8" style:family="paragraph" style:parent-style-name="Standard" style:list-style-name="L1">
      <style:text-properties officeooo:rsid="00214858" officeooo:paragraph-rsid="00214858"/>
    </style:style>
    <style:style style:name="P9" style:family="paragraph" style:parent-style-name="Standard" style:list-style-name="L1">
      <style:text-properties officeooo:rsid="00233d3a" officeooo:paragraph-rsid="00233d3a"/>
    </style:style>
    <style:style style:name="P10" style:family="paragraph" style:parent-style-name="Standard" style:list-style-name="L1">
      <style:text-properties officeooo:rsid="00233d3a" officeooo:paragraph-rsid="002d14e3"/>
    </style:style>
    <style:style style:name="P11" style:family="paragraph" style:parent-style-name="Standard" style:list-style-name="L1">
      <style:text-properties officeooo:rsid="00233d3a" officeooo:paragraph-rsid="002ea561"/>
    </style:style>
    <style:style style:name="P12" style:family="paragraph" style:parent-style-name="Standard" style:list-style-name="L1">
      <style:text-properties officeooo:rsid="00263109" officeooo:paragraph-rsid="00263109"/>
    </style:style>
    <style:style style:name="T1" style:family="text">
      <style:text-properties officeooo:rsid="0017e114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17e114" style:font-style-asian="italic" style:font-weight-asian="bold" style:font-style-complex="italic" style:font-weight-complex="bold"/>
    </style:style>
    <style:style style:name="T4" style:family="text">
      <style:text-properties officeooo:rsid="001b00a9"/>
    </style:style>
    <style:style style:name="T5" style:family="text">
      <style:text-properties officeooo:rsid="001dacad"/>
    </style:style>
    <style:style style:name="T6" style:family="text">
      <style:text-properties officeooo:rsid="001dfa31"/>
    </style:style>
    <style:style style:name="T7" style:family="text">
      <style:text-properties officeooo:rsid="001eebab"/>
    </style:style>
    <style:style style:name="T8" style:family="text">
      <style:text-properties officeooo:rsid="00242a5a"/>
    </style:style>
    <style:style style:name="T9" style:family="text">
      <style:text-properties officeooo:rsid="00266591"/>
    </style:style>
    <style:style style:name="T10" style:family="text">
      <style:text-properties officeooo:rsid="0027ffb1"/>
    </style:style>
    <style:style style:name="T11" style:family="text">
      <style:text-properties officeooo:rsid="0029d543"/>
    </style:style>
    <style:style style:name="T12" style:family="text">
      <style:text-properties officeooo:rsid="002d14e3"/>
    </style:style>
    <style:style style:name="T13" style:family="text">
      <style:text-properties officeooo:rsid="002ea56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ocumentation Log for oFxSynthGui</text:p>
      <text:p text:style-name="P1"/>
      <text:p text:style-name="P1"/>
      <text:p text:style-name="P2">Jan-Torsten Milde, 13.6.2016</text:p>
      <text:p text:style-name="P1"/>
      <text:list xml:id="list2713563695171419148" text:style-name="L1">
        <text:list-item>
          <text:p text:style-name="P3"><text:span text:style-name="T3">oFxSynthGui</text:span><text:span text:style-name="T1"> is an addon/library for openFrameWorks</text:span></text:p>
        </text:list-item>
        <text:list-item>
          <text:p text:style-name="P4">It is designed to make the generation of graphical user interfaces for virtual synthesizers and audio applications <text:span text:style-name="T5">simple. Audio applications are then intended to be </text:span>implemented with the <text:span text:style-name="T2">Neonlicht</text:span> synth engine. </text:p>
        </text:list-item>
        <text:list-item>
          <text:p text:style-name="P5">It is programmed in C++ using the powerful <text:span text:style-name="T2">openFrameWorks</text:span> environment </text:p>
        </text:list-item>
        <text:list-item>
          <text:p text:style-name="P6">The implementation aims at a clear separation of the graphical user interface from the controlled audio system.</text:p>
          <text:list>
            <text:list-item>
              <text:p text:style-name="P6">Thus <text:span text:style-name="T6">GUI</text:span> and audio system can be developed independently </text:p>
            </text:list-item>
            <text:list-item>
              <text:p text:style-name="P6">More specifically: the GUI can be easily removed and ther<text:span text:style-name="T7">e</text:span>fore substituted by different interface metaphors and control methodologies. This approach is supporting my research on the design of musical interfaces</text:p>
            </text:list-item>
          </text:list>
        </text:list-item>
        <text:list-item>
          <text:p text:style-name="P6">Ultimately a declarative syntax should be developed, that makes it easy to generate <text:span text:style-name="T4">a GUI for an arbitrary audio system</text:span></text:p>
          <text:list>
            <text:list-item>
              <text:p text:style-name="P7">As usual the declarative syntax should be formulated in XML, while the generation process will be formulated in XSL-T</text:p>
            </text:list-item>
          </text:list>
        </text:list-item>
        <text:list-item>
          <text:p text:style-name="P8">A number of widget<text:span text:style-name="T8">s</text:span> are provided by the <text:span text:style-name="T2">oFxSynthGui</text:span></text:p>
          <text:list>
            <text:list-item>
              <text:p text:style-name="P9">Knob: <text:span text:style-name="T11">graphic rotary knob with linear value range based on a sprite sheet</text:span></text:p>
              <text:list>
                <text:list-item>
                  <text:p text:style-name="P12">LargeKnob <text:span text:style-name="T9">(to be implemented)</text:span></text:p>
                </text:list-item>
              </text:list>
            </text:list-item>
            <text:list-item>
              <text:p text:style-name="P9">TextButton: <text:span text:style-name="T10">two state button </text:span></text:p>
            </text:list-item>
            <text:list-item>
              <text:p text:style-name="P9">BinaryButton: <text:span text:style-name="T10">graphic two state button based on sprite sheet</text:span></text:p>
            </text:list-item>
            <text:list-item>
              <text:p text:style-name="P9">PushButton: <text:span text:style-name="T10">single state push button with time based return to default state</text:span></text:p>
            </text:list-item>
            <text:list-item>
              <text:p text:style-name="P9">ToggleButton: <text:span text:style-name="T10">graphic two state button </text:span></text:p>
            </text:list-item>
            <text:list-item>
              <text:p text:style-name="P9">RadioButton Group: <text:span text:style-name="T10">1 out of n radio button group based on ToggleButton</text:span></text:p>
            </text:list-item>
            <text:list-item>
              <text:p text:style-name="P9">Matrix with Vertical Slider: <text:span text:style-name="T10">n x m Matrix based on ToggleButton </text:span></text:p>
            </text:list-item>
            <text:list-item>
              <text:p text:style-name="P9">Horizontal Slider: <text:span text:style-name="T10">graphic slider using image with arbitrary linear value range and size </text:span></text:p>
            </text:list-item>
            <text:list-item>
              <text:p text:style-name="P9">Vertical Silder: <text:span text:style-name="T10">graphic slider using image with arbitrary linear value range and size</text:span></text:p>
            </text:list-item>
            <text:list-item>
              <text:p text:style-name="P9">XYSelector: <text:span text:style-name="T11">linear x/y selector with normalized value range</text:span></text:p>
            </text:list-item>
            <text:list-item>
              <text:p text:style-name="P10">VUMeter: <text:span text:style-name="T11">linear rotary VU meter <text:s/></text:span></text:p>
            </text:list-item>
            <text:list-item>
              <text:p text:style-name="P11">EGEditor: <text:span text:style-name="T12">multi state interactive envelope curve editor. piece wise linear polygone.</text:span></text:p>
            </text:list-item>
            <text:list-item>
              <text:p text:style-name="P11"><text:span text:style-name="T13">Page: widget container with event/display selection </text:span></text:p>
            </text:list-item>
          </text:list>
        </text:list-item>
        <text:list-item>
          <text:p text:style-name="P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9:29:34.954648836</meta:creation-date>
    <dc:date>2016-06-13T17:01:09.032642614</dc:date>
    <meta:editing-duration>PT7H28M29S</meta:editing-duration>
    <meta:editing-cycles>25</meta:editing-cycles>
    <meta:generator>LibreOffice/4.2.8.2$Linux_X86_64 LibreOffice_project/420m0$Build-2</meta:generator>
    <meta:document-statistic meta:table-count="0" meta:image-count="0" meta:object-count="0" meta:page-count="1" meta:paragraph-count="26" meta:word-count="308" meta:character-count="1952" meta:non-whitespace-character-count="1683"/>
  </office:meta>
</office:document-meta>
</file>